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8.oxt&#13;&#13;29.10.2018 22:15:4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0.8.oxt&#13;&#13;29.10.2018 22:15:3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0.7.oxt&#13;&#13;29.10.2018 20:13: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5038816805648658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25814992864405304" text:style-name="L2">
        <text:list-item>
          <text:p text:style-name="P43">Version 2.1.2 :</text:p>
        </text:list-item>
      </text:list>
      <text:list xml:id="list509811203759971732" text:style-name="L3">
        <text:list-item>
          <text:list>
            <text:list-item>
              <text:p text:style-name="P44">Localized help : resolved non-functional hyperlink due to API incompatibility introduced by Apache OpenOffice 4.1 (and LibreOffice 4.0).</text:p>
            </text:list-item>
          </text:list>
        </text:list-item>
      </text:list>
      <text:list xml:id="list42365197" text:continue-list="list2125814992864405304" text:style-name="L2">
        <text:list-item>
          <text:p text:style-name="P43">Version 2.1.1 :</text:p>
        </text:list-item>
      </text:list>
      <text:list xml:id="list4537952456930963308"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2351553" text:continue-list="list42365197" text:style-name="L2">
        <text:list-item>
          <text:p text:style-name="P43">Version 2.1.0 :</text:p>
        </text:list-item>
      </text:list>
      <text:list xml:id="list4621470763216569179"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2367578" text:continue-list="list42351553" text:style-name="L2">
        <text:list-item>
          <text:p text:style-name="P43">Version 2.0.0 :</text:p>
        </text:list-item>
      </text:list>
      <text:list xml:id="list1293771149779398064"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2371236" text:continue-list="list42367578" text:style-name="L2">
        <text:list-item>
          <text:p text:style-name="P43">Version 1.5.3 :</text:p>
        </text:list-item>
      </text:list>
      <text:list xml:id="list818089135361317476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3899865059971365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6562721462494013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059678024954935982"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3142050363617214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687078526210955476"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6768016786768149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97377462082557800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380924856248144612"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31374485432542077"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33602498065510422" text:style-name="L17">
        <text:list-item>
          <text:p text:style-name="P58">Arg1 : <text:span text:style-name="InstructionMacro">String</text:span> : mandatory, type of control used for the button</text:p>
        </text:list-item>
      </text:list>
      <text:list xml:id="list4416756626789666054"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7409511705968361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470779890513922479"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4854837843502189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52177951723766994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31850757771861571"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00746707232426312"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77437768530344853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9444305178889848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805863098902087060"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58927176053773125"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24520246549598426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210794506615439043"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593107961460953146"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791211923378470840"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70613577987749345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5239866095282083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8688972045498848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2257009788537247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76970126303588952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4757030186060369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35600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64038972904646956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6843135845291225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746606464663609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91</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2</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2</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92</dc:date><text:p>internal</text:p><text:p>Page2</text:p><text:p/></office:annotation>Paragraph styles</text:p>
      <text:p text:style-name="P27"><office:annotation><dc:creator>BM</dc:creator><dc:date>2008-03-13T00:00:00.92</dc:date><text:p>internal</text:p><text:p>Page7</text:p><text:p/></office:annotation>Hyperlinks</text:p>
      <text:p text:style-name="hlp_5f_paragraph"><text:span text:style-name="T14"><office:annotation><dc:creator>BM</dc:creator><dc:date>2008-03-13T00:00:00.92</dc:date><text:p>internal</text:p><text:p>Page3</text:p><text:p/></office:annotation></text:span><text:span text:style-name="T14">Text formatting</text:span></text:p>
      <text:p text:style-name="P27"><office:annotation><dc:creator>BM</dc:creator><dc:date>2008-03-26T00:00:00.92</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2</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2</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2</dc:date><text:p>external</text:p><text:p>text/swriter/main0210.xhp</text:p><text:p/></office:annotation><text:span text:style-name="T14">Preview topic</text:span> </text:p>
      <text:p text:style-name="hlp_5f_paragraph">This hyperlink displays <text:s/><office:annotation><dc:creator>BM</dc:creator><dc:date>2008-03-15T00:00:00.92</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371652" text:continue-list="list62257009788537247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364308" text:continue-list="list4235600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2371310" text:continue-list="list423716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8") ' fill with your values
  setExtensionDescription("en, de")
  setDisplayName("en", "OpenOffice typography tools for yWriter users.")
  setDisplayName("de", "OpenOffice-Typographiewerkzeuge für yWriter-Anwender.")
  setLicense("en, de")             
  setTooltip("en, de", "en") ' deprecated ! starting from 3.1,use instead setExtensionDescription
endDescription  


beginAnnexes 
  useLibrary("Basic", "OOTyW/")
endAnnexes


beginAddonUI

  beginOfficeToolbar

    beginTbTitles("Writer")
      setTitle("OOTyW toolbar", "en")
      setTitle("OOTyW-Symbolleiste", "de")
    endTbTitles

		beginButton()
            beginTitles("Writer")
              setTitle("# → ’ (number sign to apostrophe)", "en")
              setTitle("# → ’ (Raute zu Apostroph)", "de")
            endTitles
            setURL("Basic", "OOTyW", "Common", "Apostrophe")
			setImage("icons/Apostrophe")
		endButton

		beginButton()
            beginTitles("Writer")
              setTitle("... → … (three periods to ellipsis)", "en")
              setTitle("... → … (drei Punkte zu Ellipse)", "de")
            endTitles
            setURL("Basic", "OOTyW", "Common", "Ellipsis")
			setImage("icons/Ellipsis")
		endButton

		beginButton()
            beginTitles("Writer")
              setTitle("-- → – (two hyphens to en-dash)", "en")
              setTitle("-- → – (zwei Trennstriche zu Gedankenstrich)", "de")
            endTitles
            setURL("Basic", "OOTyW", "Common", "En_dash")
			setImage("icons/EnDash")
		endButton    

		beginButton()
            beginTitles("Writer")
              setTitle("– → -- (en-dash to two hyphens)", "en")
              setTitle("– → -- (Gedankenstrich zu zwei Trennstrichen)", "de")
            endTitles
            setURL("Basic", "OOTyW", "Revert", "En_dash")
			setImage("icons/DoubleHyphen")
		endButton    

		beginButton()
            beginTitles("Writer")
              setTitle("Back to typewriter style", "en")
              setTitle("Zurück zum Schreibmaschinenstil", "de")
            endTitles
            setURL("Basic", "OOTyW", "Revert", "main")
			setImage("icons/Revert")
		endButton    

  endOfficeToolbar


  beginAddonMenu
    beginMenu
      beginTitles
	    setTitle("Typography tools")
      endTitles

      beginMenuItems

		beginCommand
		    beginTitles("Writer")
              setTitle("# → ’ (number sign to apostrophe)", "en")
              setTitle("# → ’ (Raute zu Apostroph)", "de")
            endTitles
            setURL("Basic", "OOTyW", "Common", "Apostrophe")
		endCommand

		beginCommand
            beginTitles("Writer")
              setTitle("... → … (three periods to ellipsis)", "en")
             setTitle("... → … (drei Punkte zu Ellipse)", "de")
             endTitles
            setURL("Basic", "OOTyW", "Common", "Ellipsis")
		endCommand
		
		beginCommand
            beginTitles("Writer")
              setTitle("-- → – (two hyphens to en-dash)", "en")
              setTitle("-- → – (zwei Trennstriche zu Gedankenstrich)", "de")
            endTitles
            setURL("Basic", "OOTyW", "Common", "En_dash")
		endCommand
		
		beginCommand
            beginTitles("Writer")
              setTitle("– → -- (en-dash to two hyphens)", "en")
              setTitle("– → -- (Gedankenstrich zu zwei Trennstrichen)", "de")
            endTitles
            setURL("Basic", "OOTyW", "Revert", "En_dash")
		endCommand
		
        addSeparator
		
		beginCommand
            beginTitles("Writer")
              setTitle(CHR$(34)+"' '"+CHR$(34)+" → »› ‹« (primes to chevrons)", "en")
              setTitle(CHR$(34)+"' '"+CHR$(34)+" → »› ‹« (Prime zu Chevrons)", "de")
            endTitles
            setURL("Basic", "OOTyW", "QM_de_DE", "SmartQuote")
		endCommand
		
		beginCommand
            beginTitles("Writer")
              setTitle(CHR$(34)+"' '"+CHR$(34)+" → “‘ ’” (primes to english style quotation marks)", "en")
              setTitle(CHR$(34)+"' '"+CHR$(34)+" → “‘ ’” (Prime zu engl. Anführungszeichen)", "de")
            endTitles
            setURL("Basic", "OOTyW", "QM_en_US", "SmartQuote")
		endCommand
		
		beginCommand
            beginTitles("Writer")
              setTitle("„, ‘“ → »› ‹« (european style quotation marks to chevrons)", "en")
              setTitle("„, ‘“ → »› ‹« (europ. Anführungszeichen zu Chevrons)", "de")
            endTitles
            setURL("Basic", "OOTyW", "QM_de_DE", "Chevrons")
		endCommand
		
		beginCommand
            beginTitles("Writer")
              setTitle("»› ‹« → „, ‘“ (chevrons to european style quotation marks)", "en")
              setTitle("»› ‹« → „, ‘“ (Chevrons zu europ. Anführungszeichen)", "de")
            endTitles
            setURL("Basic", "OOTyW", "QM_de_DE", "Anfuehrungszeichen")
		endCommand

        addSeparator

		beginCommand
            beginTitles("Writer")
              setTitle("Back to typewriter style", "en")
              setTitle("Zurück zum Schreibmaschinenstil", "de")
            endTitles
            setURL("Basic", "OOTyW", "Revert", "main")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